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, SHPBurmese, SHPKhmer, 'Helvetica Neue', Helvetica, Arial, 'WenQuanYi Zen Hei', 'Hiragino Sans GB', '儷黑 Pro', 'LiHei Pro', 'Heiti TC', 'Microsoft JhengHei UI', 'Microsoft JhengHei', sans-serif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officeooo:rsid="001892b8" officeooo:paragraph-rsid="001892b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892b8" officeooo:paragraph-rsid="001892b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officeooo:rsid="0018bc43" officeooo:paragraph-rsid="0018bc43" style:font-weight-asian="bold" style:font-weight-complex="bold"/>
    </style:style>
    <style:style style:name="P6" style:family="paragraph" style:parent-style-name="Standard">
      <style:paragraph-properties fo:margin-left="0.4925in" fo:text-align="justify" style:justify-single-word="false" fo:text-indent="0in" style:auto-text-indent="false"/>
      <style:text-properties fo:font-weight="bold" officeooo:paragraph-rsid="0018bc43"/>
    </style:style>
    <style:style style:name="P7" style:family="paragraph" style:parent-style-name="Standard">
      <style:paragraph-properties fo:margin-left="0.4925in" fo:text-align="justify" style:justify-single-word="false" fo:text-indent="0in" style:auto-text-indent="false"/>
      <style:text-properties fo:font-variant="normal" fo:text-transform="none" fo:color="#000000" loext:opacity="100%" style:font-name="Roboto" fo:font-size="12pt" fo:letter-spacing="normal" fo:font-style="normal" fo:font-weight="bold" officeooo:rsid="0018bc43" officeooo:paragraph-rsid="0018bc43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.4925in" fo:text-align="justify" style:justify-single-word="false" fo:text-indent="0in" style:auto-text-indent="false"/>
      <style:text-properties fo:font-weight="bold" officeooo:rsid="0018bc43" officeooo:paragraph-rsid="0018bc43" style:font-weight-asian="bold" style:font-weight-complex="bold"/>
    </style:style>
    <style:style style:name="T1" style:family="text">
      <style:text-properties officeooo:rsid="0018bc43" style:font-weight-asian="bold" style:font-weight-complex="bold"/>
    </style:style>
    <style:style style:name="T2" style:family="text">
      <style:text-properties fo:font-variant="normal" fo:text-transform="none" fo:color="#000000" loext:opacity="80%" style:font-name="Roboto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loext:opacity="100%" style:font-name="Roboto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font-name="Roboto" fo:font-size="12pt" fo:letter-spacing="normal" fo:font-style="normal" fo:font-weight="normal" officeooo:rsid="0018bc43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ARA</text:p>
      <text:p text:style-name="P1">Care without noise</text:p>
      <text:p text:style-name="P2"/>
      <text:p text:style-name="P3">1. PENGERTIAN</text:p>
      <text:p text:style-name="P4">Sebuah robot asisten untuk membantu pengguna merawat tanamannya. Dengan menggunakan esp32 cam, ultrasonic sensor, soil moisture sensor, NARA dapat membantu pengguna untuk memantau</text:p>
      <text:p text:style-name="P4"/>
      <text:p text:style-name="P4"><text:tab/>l. Kondisi kesehatan tanaman</text:p>
      <text:p text:style-name="P4"><text:tab/><text:tab/>NARA dilengkapi dengan esp32 cam untuk mendeteksi warna daun pada tanaman <text:tab/>sehingga jika daun menunjukan kondisi yang kurang sehat maka NARA akan langsung <text:tab/>memperingatkan pengguna lewat notifikasi handphone</text:p>
      <text:p text:style-name="P4"/>
      <text:p text:style-name="P4"><text:tab/>ll. Kondisi tanah pada pot</text:p>
      <text:p text:style-name="P4"><text:tab/><text:tab/>NARA dilengkapi dengan soil moisture sensor sehingga bisa mendeteksi kapan tanah <text:tab/>memerlukan air atau tidak</text:p>
      <text:p text:style-name="P4"><text:tab/>lll. Perkembangan tanaman</text:p>
      <text:p text:style-name="P4"><text:tab/><text:tab/>Dengan memanfaatkan ultrasonic sensor NARA dapat memantau apakah tanaman <text:tab/>bertambah tinggi atau tidak</text:p>
      <text:p text:style-name="P3"/>
      <text:p text:style-name="P3">2. TARGET AUDIENCE</text:p>
      <text:p text:style-name="P4"><text:tab/>NARA ditujukan untuk</text:p>
      <text:p text:style-name="P4"><text:tab/></text:p>
      <text:p text:style-name="P4"><text:tab/>l. Pecinta tanaman yang tidak punya banyak waktu untuk memperhatikan tanamannya</text:p>
      <text:p text:style-name="P4"/>
      <text:p text:style-name="P4"><text:tab/>ll. Orang yang ingin memulai hobi merawat tanaman tapi minim pengetahuan</text:p>
      <text:p text:style-name="P4"/>
      <text:p text:style-name="P4"><text:tab/>lll. Orang tua yang ingin mengajatkan anak mereka cara merawat tanaman</text:p>
      <text:p text:style-name="P3"/>
      <text:p text:style-name="P3">3. KOMPONEN</text:p>
      <text:p text:style-name="P4">NARA menggunakan beberapa komponen seperti</text:p>
      <text:p text:style-name="P4"/>
      <text:p text:style-name="P4"><text:tab/>l. ESP32 CAM</text:p>
      <text:p text:style-name="P4"><text:tab/>ll. SOIL MOISTURE SENSOR</text:p>
      <text:p text:style-name="P4"><text:tab/>lll. ULTRASONIC SENSOR</text:p>
      <text:p text:style-name="P4"><text:tab/>lV. WATER PUMP 12v</text:p>
      <text:p text:style-name="P4"><text:tab/>V. RELAY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4. BIAYA KOMPONEN</text:p>
      <text:p text:style-name="P6"><text:span text:style-name="T1">1. </text:span><text:span text:style-name="T2">ESP32-S3 WROOM N16R8 : </text:span><text:span text:style-name="T3">Rp1</text:span><text:span text:style-name="T4">8</text:span><text:span text:style-name="T3">5.000</text:span></text:p>
      <text:p text:style-name="P7">2. <text:span text:style-name="T5">CAPACITIVE SOIL SENSOR <text:s/>: Rp19.000</text:span></text:p>
      <text:p text:style-name="P7">3.<text:span text:style-name="T6"> WATER PUMP 12v : Rp30.000</text:span></text:p>
      <text:p text:style-name="P8">4. <text:span text:style-name="T5">PCB MATRIX : Rp16.000</text:span></text:p>
      <text:p text:style-name="P8">5.<text:span text:style-name="T5"> RELAY 1 channel : Rp20.000 </text:span></text:p>
      <text:p text:style-name="P4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, SHPBurmese, SHPKhmer, 'Helvetica Neue', Helvetica, Arial, 'WenQuanYi Zen Hei', 'Hiragino Sans GB', '儷黑 Pro', 'LiHei Pro', 'Heiti TC', 'Microsoft JhengHei UI', 'Microsoft JhengHei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dc:date>2026-01-14T14:47:10.220264408</dc:date>
    <meta:editing-duration>PT9M20S</meta:editing-duration>
    <meta:editing-cycles>1</meta:editing-cycles>
    <meta:document-statistic meta:table-count="0" meta:image-count="0" meta:object-count="0" meta:page-count="2" meta:paragraph-count="30" meta:word-count="191" meta:character-count="1294" meta:non-whitespace-character-count="1105"/>
  </office:meta>
</office:document-meta>
</file>